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font-name="Arial" fo:font-size="11pt" fo:font-weight="normal" officeooo:rsid="000efdaf" officeooo:paragraph-rsid="000efdaf" style:font-size-asian="9.60000038146973pt" style:font-weight-asian="normal" style:font-size-complex="11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officeooo:paragraph-rsid="000efdaf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officeooo:rsid="000efdaf" officeooo:paragraph-rsid="000efdaf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bold" officeooo:rsid="000efdaf" officeooo:paragraph-rsid="000efdaf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141370" officeooo:paragraph-rsid="0014137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fo:font-weight="normal" officeooo:rsid="000efdaf" officeooo:paragraph-rsid="000efdaf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normal" officeooo:rsid="000efdaf" officeooo:paragraph-rsid="000efdaf" style:font-size-asian="10.5pt" style:font-weight-asian="normal" style:font-size-complex="12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Arial" fo:font-size="11pt" officeooo:rsid="000efdaf" officeooo:paragraph-rsid="0011a588" style:font-size-asian="11pt" style:font-size-complex="11pt"/>
    </style:style>
    <style:style style:name="P9" style:family="paragraph" style:parent-style-name="Text_20_body">
      <style:paragraph-properties fo:text-align="justify" style:justify-single-word="false"/>
      <style:text-properties style:font-name="Arial" fo:font-size="11pt" fo:font-weight="normal" officeooo:rsid="000efdaf" officeooo:paragraph-rsid="0011a588" style:font-size-asian="11pt" style:font-weight-asian="normal" style:font-size-complex="11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font-name="Arial" officeooo:rsid="000efdaf" officeooo:paragraph-rsid="00103e75"/>
    </style:style>
    <style:style style:name="P11" style:family="paragraph" style:parent-style-name="Text_20_body">
      <style:paragraph-properties fo:text-align="justify" style:justify-single-word="false"/>
      <style:text-properties style:font-name="Arial" fo:font-size="11pt" fo:font-weight="normal" officeooo:rsid="000efdaf" officeooo:paragraph-rsid="00103e75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normal" officeooo:rsid="000efdaf" officeooo:paragraph-rsid="000efdaf" style:font-size-asian="11pt" style:font-weight-asian="normal" style:font-size-complex="11pt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font-name="Arial" fo:font-size="11pt" fo:font-weight="bold" officeooo:rsid="000efdaf" officeooo:paragraph-rsid="0011a588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bold" officeooo:rsid="00141370" officeooo:paragraph-rsid="00141370" style:font-size-asian="10.5pt" style:font-weight-asian="bold" style:font-size-complex="12pt" style:font-weight-complex="bold"/>
    </style:style>
    <style:style style:name="T1" style:family="text">
      <style:text-properties officeooo:rsid="000efda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size="11pt" officeooo:rsid="00103e75" style:font-size-asian="11pt" style:font-size-complex="11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1pt" fo:font-weight="normal" officeooo:rsid="00103e75" style:font-size-asian="11pt" style:font-weight-asian="normal" style:font-size-complex="11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rbonne Université</text:p>
      <text:p text:style-name="P1">M1 Géopolitique-GEOINT</text:p>
      <text:p text:style-name="P1">Maëlys Caluri</text:p>
      <text:p text:style-name="P2"/>
      <text:p text:style-name="P2"/>
      <text:p text:style-name="P2"><text:span text:style-name="T1">Séance 6 « </text:span>La statistique d’ordre des variables qualitatives » <text:span text:style-name="T1"> : Compte-rendu</text:span></text:p>
      <text:p text:style-name="P3"/>
      <text:p text:style-name="P4">1. Questions de cours</text:p>
      <text:p text:style-name="P4"/>
      <text:p text:style-name="P5">CHOISIR ENTRE TEXTE NORMAL ET TEXTE GRAS</text:p>
      <text:p text:style-name="P4"/>
      <text:p text:style-name="P6">1.<text:span text:style-name="T2"> Qu’est-ce qu’une statistique ordinale ? À quel autre statistique catégorielle s’oppose-telle ? Quel type de variables utilise-t-elle ? En quoi cela peut matérialiser une hiérarchie spatiale ?</text:span></text:p>
      <text:p text:style-name="P6"/>
      <text:p text:style-name="P7"><text:span text:style-name="T3">Une statistique ordinale est une statistique fondée sur l’</text:span><text:span text:style-name="Strong_20_Emphasis"><text:span text:style-name="T4">ordre des observations</text:span></text:span><text:span text:style-name="T3"> plutôt que sur leur valeur brute. Elle s’oppose à la </text:span><text:span text:style-name="Strong_20_Emphasis"><text:span text:style-name="T4">statistique nominale</text:span></text:span><text:span text:style-name="T3">, qui classe les individus ou objets selon des catégories sans hiérarchie (par ex. couleurs, genres). </text:span><text:span text:style-name="T5">La statistique ordinale</text:span><text:span text:style-name="T3"> utilise donc des </text:span><text:span text:style-name="Strong_20_Emphasis"><text:span text:style-name="T4">variables ordinales</text:span></text:span><text:span text:style-name="T3"> (qualitatives hiérarchisées). En géographie, ces ordinations permettent de matérialiser des </text:span><text:span text:style-name="Strong_20_Emphasis"><text:span text:style-name="T4">hiérarchies spatiales</text:span></text:span><text:span text:style-name="T3"> : par exemple, classer des villes selon leur population ou leur importance économique, ce qui illustre l’organisation des territoires. </text:span></text:p>
      <text:p text:style-name="P6"/>
      <text:p text:style-name="P8"><text:span text:style-name="T6">Une statistique ordinale est une statistique qui repose sur l’</text:span><text:span text:style-name="Strong_20_Emphasis"><text:span text:style-name="T6">ordre</text:span></text:span><text:span text:style-name="T6"> des observations, et non sur leurs valeurs absolues.</text:span></text:p>
      <text:p text:style-name="P8"><text:span text:style-name="T6">- Elle s’oppose à la </text:span><text:span text:style-name="Strong_20_Emphasis"><text:span text:style-name="T6">statistique nominale</text:span></text:span><text:span text:style-name="T6">, qui ne classe qu’en catégories sans hiérarchie (ex. : couleurs, langues, sexes).</text:span></text:p>
      <text:p text:style-name="P8"><text:span text:style-name="T6">- Elle utilise des </text:span><text:span text:style-name="Strong_20_Emphasis"><text:span text:style-name="T6">variables ordinales</text:span></text:span><text:span text:style-name="T6">, c’est-à-dire qualitatives mais hiérarchisées (par ex. : petit, moyen, grand).</text:span></text:p>
      <text:p text:style-name="P8"><text:span text:style-name="T6">- En géographie, cela permet de matérialiser des </text:span><text:span text:style-name="Strong_20_Emphasis"><text:span text:style-name="T6">hiérarchies spatiales</text:span></text:span><text:span text:style-name="T6">, par exemple en classant des villes selon leur population, leur influence économique ou leur accessibilité.</text:span></text:p>
      <text:p text:style-name="P9"/>
      <text:p text:style-name="P6">2. <text:span text:style-name="T2">Quel ordre est à privilégier dans les classifications ?</text:span></text:p>
      <text:p text:style-name="P6"/>
      <text:p text:style-name="P7"><text:span text:style-name="T3">L’</text:span><text:span text:style-name="Strong_20_Emphasis"><text:span text:style-name="T4">ordre croissant (ou </text:span></text:span><text:span text:style-name="Strong_20_Emphasis"><text:span text:style-name="T7">dit</text:span></text:span><text:span text:style-name="Strong_20_Emphasis"><text:span text:style-name="T4"> « naturel »)</text:span></text:span><text:span text:style-name="T3"> est privilégié dans les classifications. Cela permet de repérer les valeurs extrêmes, de comparer les distributions et d’analyser les hiérarchies. Une exception notable est la </text:span><text:span text:style-name="Strong_20_Emphasis"><text:span text:style-name="T4">loi rang-taille</text:span></text:span><text:span text:style-name="T3"> (Zipf), qui emploie un ordre décroissant. </text:span></text:p>
      <text:p text:style-name="P6"/>
      <text:p text:style-name="P6"><text:span text:style-name="T6">L’</text:span><text:span text:style-name="Strong_20_Emphasis"><text:span text:style-name="T6">ordre croissant (ou naturel)</text:span></text:span><text:span text:style-name="T6"> est privilégié dans les classements, car il permet de repérer les valeurs extrêmes et d’étudier la répartition des phénomènes. Une exception connue est la </text:span><text:span text:style-name="Strong_20_Emphasis"><text:span text:style-name="T6">loi rang-taille</text:span></text:span><text:span text:style-name="T6">, qui utilise l’ordre décroissant. </text:span></text:p>
      <text:p text:style-name="P6"/>
      <text:p text:style-name="P6"/>
      <text:p text:style-name="P6">3. <text:span text:style-name="T2">Quelle est la différence entre une corrélation des rangs et une concordance de classements ?</text:span></text:p>
      <text:p text:style-name="P6"/>
      <text:p text:style-name="P10"><text:span text:style-name="T4">La </text:span><text:span text:style-name="Strong_20_Emphasis"><text:span text:style-name="T4">corrélation des rangs</text:span></text:span><text:span text:style-name="T4"> (Spearman, Kendall) compare </text:span><text:span text:style-name="Strong_20_Emphasis"><text:span text:style-name="T4">deux séries de rangs</text:span></text:span><text:span text:style-name="T4"> et mesure leur degré de similitude ou d’opposition. </text:span></text:p>
      <text:p text:style-name="P10"><text:span text:style-name="T4">La </text:span><text:span text:style-name="Strong_20_Emphasis"><text:span text:style-name="T4">concordance de classements</text:span></text:span><text:span text:style-name="T4"> généralise cette analyse à </text:span><text:span text:style-name="Strong_20_Emphasis"><text:span text:style-name="T4">plusieurs classements </text:span></text:span><text:span text:style-name="T4">(p classements sur n individus) et évalue s’ils convergent vers la même hiérarchie via le coefficient W de Kendall. </text:span></text:p>
      <text:p text:style-name="P8"><text:soft-page-break/><text:span text:style-name="T6">La </text:span><text:span text:style-name="Strong_20_Emphasis"><text:span text:style-name="T6">corrélation des rangs</text:span></text:span><text:span text:style-name="T6"> mesure le degré de similitude entre </text:span><text:span text:style-name="Strong_20_Emphasis"><text:span text:style-name="T6">deux classements</text:span></text:span><text:span text:style-name="T6"> (ex. : comparer le rang d’une ville selon sa population et selon son PIB). </text:span></text:p>
      <text:p text:style-name="P8"><text:span text:style-name="T6">La </text:span><text:span text:style-name="Strong_20_Emphasis"><text:span text:style-name="T6">concordance de classements</text:span></text:span><text:span text:style-name="T6"> généralise la question à </text:span><text:span text:style-name="Strong_20_Emphasis"><text:span text:style-name="T6">plusieurs classements simultanés</text:span></text:span><text:span text:style-name="T6"> (p classements sur n individus), et vérifie s’ils tendent à produire la même hiérarchie. </text:span></text:p>
      <text:p text:style-name="P6"/>
      <text:p text:style-name="P6">4. <text:span text:style-name="T2">Quelle est la différence entre les tests de Spearman et de Kendal ?</text:span></text:p>
      <text:p text:style-name="P6"/>
      <text:p text:style-name="P10"><text:span text:style-name="T4">Le </text:span><text:span text:style-name="Strong_20_Emphasis"><text:span text:style-name="T4">test de Spearman (rₛ)</text:span></text:span><text:span text:style-name="T4"> utilise le coefficient de corrélation classique appliqué aux rangs ; il est sensible aux écarts entre rangs et exige l’absence d’ex aequo (sauf correction). </text:span></text:p>
      <text:p text:style-name="P10"><text:span text:style-name="T4">Le </text:span><text:span text:style-name="Strong_20_Emphasis"><text:span text:style-name="T4">test de Kendall (τ)</text:span></text:span><text:span text:style-name="T4"> repose sur le décompte des </text:span><text:span text:style-name="Strong_20_Emphasis"><text:span text:style-name="T4">paires concordantes et discordantes</text:span></text:span><text:span text:style-name="T4"> ; il mesure la probabilité qu’un couple d’individus soit ordonné de la même façon dans deux classements. Plus robuste, il se généralise facilement à plusieurs classements. </text:span></text:p>
      <text:p text:style-name="P11"/>
      <text:p text:style-name="P8"><text:span text:style-name="Strong_20_Emphasis"><text:span text:style-name="T6">Spearman (rₛ)</text:span></text:span><text:span text:style-name="T6"> : applique le coefficient de corrélation classique aux rangs. Il mesure la dépendance monotone entre deux variables ordonnées et est sensible aux différences de rangs. </text:span></text:p>
      <text:p text:style-name="P8"><text:span text:style-name="Strong_20_Emphasis"><text:span text:style-name="T6">Kendall (τ)</text:span></text:span><text:span text:style-name="T6"> : repose sur le comptage des </text:span><text:span text:style-name="Strong_20_Emphasis"><text:span text:style-name="T6">paires concordantes et discordantes</text:span></text:span><text:span text:style-name="T6"> ; il indique la probabilité que deux individus soient ordonnés de la même manière dans deux classements. Plus robuste, il s’adapte mieux aux petits échantillons et aux comparaisons multiples. </text:span></text:p>
      <text:p text:style-name="P6"/>
      <text:p text:style-name="P6">5. <text:span text:style-name="T2">À quoi servent les coefficients de Goodman-Kursdal et de Yule ?</text:span></text:p>
      <text:p text:style-name="P12"/>
      <text:p text:style-name="P10"><text:span text:style-name="T4">Le </text:span><text:span text:style-name="Strong_20_Emphasis"><text:span text:style-name="T4">coefficient Γ (Gamma) de Goodman-Kruskal</text:span></text:span><text:span text:style-name="T4"> mesure l’association entre deux variables ordinales à partir du « surplus » de paires concordantes sur les discordantes. Γ varie entre -1 (association inverse) et +1 (association parfaite). </text:span></text:p>
      <text:p text:style-name="P10"><text:span text:style-name="T4">Le </text:span><text:span text:style-name="Strong_20_Emphasis"><text:span text:style-name="T4">coefficient Q de Yule</text:span></text:span><text:span text:style-name="T4"> est un cas particulier du Gamma appliqué aux tableaux de contingence 2×2. Il varie aussi entre -1 et +1 et est lié à l’</text:span><text:span text:style-name="Strong_20_Emphasis"><text:span text:style-name="T4">odds ratio</text:span></text:span><text:span text:style-name="T4">. Il sert à quantifier l’intensité d’une association entre deux variables binaires. </text:span></text:p>
      <text:p text:style-name="P11"/>
      <text:p text:style-name="P8"><text:span text:style-name="Strong_20_Emphasis"><text:span text:style-name="T6">Gamma de Goodman-Kruskal (Γ)</text:span></text:span><text:span text:style-name="T6"> : mesure l’association entre deux variables ordinales en comparant l’excédent de paires concordantes par rapport aux discordantes. Γ varie entre -1 (association inverse) et +1 (association parfaite). </text:span></text:p>
      <text:p text:style-name="P8"><text:span text:style-name="Strong_20_Emphasis"><text:span text:style-name="T6">Coefficient Q de Yule</text:span></text:span><text:span text:style-name="T6"> : cas particulier du Gamma appliqué aux </text:span><text:span text:style-name="Strong_20_Emphasis"><text:span text:style-name="T6">tableaux 2×2</text:span></text:span><text:span text:style-name="T6"> (variables binaires). Il varie également entre -1 et +1, et sert à quantifier l’intensité de l’association. Il est directement lié à l’</text:span><text:span text:style-name="Strong_20_Emphasis"><text:span text:style-name="T6">odds ratio</text:span></text:span><text:span text:style-name="T6"> (rapport de cotes). </text:span></text:p>
      <text:p text:style-name="P13"/>
      <text:p text:style-name="P14">2. Mise en œuvre avec Pyth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4T20:41:22.814778000</meta:creation-date>
    <dc:date>2025-10-04T21:10:49.528873700</dc:date>
    <meta:editing-duration>PT5M25S</meta:editing-duration>
    <meta:editing-cycles>3</meta:editing-cycles>
    <meta:generator>LibreOffice/25.8.1.1$Windows_X86_64 LibreOffice_project/54047653041915e595ad4e45cccea684809c77b5</meta:generator>
    <meta:document-statistic meta:table-count="0" meta:image-count="0" meta:object-count="0" meta:page-count="2" meta:paragraph-count="31" meta:word-count="725" meta:character-count="4801" meta:non-whitespace-character-count="4091"/>
  </office:meta>
</office:document-meta>
</file>